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000000000200000002000309F1C.png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style:font-name="Arial2"/>
    </style:style>
    <style:style style:name="T2" style:family="text">
      <style:text-properties style:font-name="Arial"/>
    </style:style>
    <style:style style:name="fr1" style:family="graphic" style:parent-style-name="Frame">
      <style:graphic-properties fo:margin-left="0mm" fo:margin-right="0mm" fo:margin-top="0mm" fo:margin-bottom="1.52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 Holder</text:p>
      <text:p text:style-name="Subtitle"><text:a xlink:type="simple" xlink:href="mailto:someonesdad1@gmail.com" text:style-name="Internet_20_link" text:visited-style-name="Visited_20_Internet_20_Link">someonesdad1@gmail.com</text:a> 6 Mar 2020</text:p>
      <text:p text:style-name="Text_20_body">The python script <text:span text:style-name="Code">socket_holder.py</text:span> helps you design a wooden holder for sockets such as the following:</text:p>
      <text:p text:style-name="Text_20_body"><draw:frame draw:style-name="fr1" draw:name="Frame1" text:anchor-type="paragraph" svg:width="172.72mm" draw:z-index="0"><draw:text-box fo:min-height="50.24mm"><text:p text:style-name="Figure"><draw:frame draw:style-name="fr2" draw:name="graphics1" text:anchor-type="paragraph" svg:width="172.72mm" svg:height="50.24mm" style:rel-height="scale" draw:z-index="1"><draw:image xlink:href="../pictures/socket_holder.jpg" xlink:type="simple" xlink:show="embed" xlink:actuate="onLoad" draw:filter-name="&lt;All formats&gt;"/></draw:frame>Figure <text:sequence text:ref-name="refFigure0" text:name="Figure" text:formula="ooow:Figure+1" style:num-format="1">1</text:sequence></text:p></draw:text-box></draw:frame>It doesn't do anything you can't do by hand, but it does speed the process up a bit by letting you pick the distance between each hole edge, the drill sizes to use, and the amount of the socket you want exposed. <text:s/>Note that four of the sockets stand higher than the others; these are sockets I use a lot (you can tell from the black oxide being worn off).</text:p>
      <text:p text:style-name="Text_20_body">Here are the dimensions used to design such a block; note all the socket centers lie on a single line:</text:p>
      <text:p text:style-name="Text_20_body"><draw:frame draw:style-name="fr3" draw:name="Object21" text:anchor-type="paragraph" svg:x="18.43mm" svg:y="2.65mm" svg:width="140.92mm" svg:height="51.72mm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To make my block, I first decided what thickness I wanted from the bottom of the block to the bottom of the holes, which is dimension a. <text:s/>Then I decided how much I wanted the normal exposure sockets to stick above the block, dimension <text:span text:style-name="T1">Δ</text:span><text:span text:style-name="T2">. <text:s/>Next I decided how much above the normal height the special sockets would be. <text:s/>These special sockets are ones that get used most frequently, so it's handy to have them stick out a bit. <text:s/>In the above picture, the sockets I use by far the most in this block are the 10, 13, 15, and 19 mm ones, so they are ¼</text:span> inch higher than the other sockets (they also get colored bands of acrylic paint to help them stand out). <text:s/></text:p>
      <text:p text:style-name="Text_20_body">To use the script, you'll need to edit the data in the script; in particular, the <text:span text:style-name="Code">data</text:span>, <text:span text:style-name="Code">Δ</text:span>, <text:span text:style-name="Code">H</text:span>, <text:span text:style-name="Code">a</text:span>, <text:span text:style-name="Code">b</text:span>, <text:span text:style-name="Code"><text:s/>project</text:span>, and <text:span text:style-name="Code">edge_offset</text:span> variables. <text:s/><text:span text:style-name="Code">b</text:span> is the distance between the hole edges. <text:s/>Note the default units are mils; if this doesn't suit you, it wouldn't be hard to e.g. change all the variables to be in millimeters (you'll need to change the code in the <text:span text:style-name="Code">ReadData</text:span> and <text:span text:style-name="Code">Report</text:span> functions.</text:p>
      <text:h text:style-name="Heading_20_2" text:outline-level="2">Sample run</text:h>
      <text:p text:style-name="Text_20_body">For the following data:</text:p>
      <text:p text:style-name="Code"><text:soft-page-break/>data = '''</text:p>
      <text:p text:style-name="Code"><text:s text:c="4"/>9 <text:s text:c="2"/>680 <text:s text:c="4"/>2100 <text:s text:c="3"/>0 <text:s text:c="6"/>750</text:p>
      <text:p text:style-name="Code"><text:s text:c="3"/>10 <text:s text:c="2"/>680 <text:s text:c="4"/>2100 <text:s text:c="3"/>250 <text:s text:c="4"/>750</text:p>
      <text:p text:style-name="Code"><text:s text:c="3"/>11 <text:s text:c="2"/>680 <text:s text:c="4"/>2100 <text:s text:c="3"/>0 <text:s text:c="6"/>750</text:p>
      <text:p text:style-name="Code"><text:s text:c="3"/>12 <text:s text:c="2"/>680 <text:s text:c="4"/>2100 <text:s text:c="3"/>0 <text:s text:c="6"/>750</text:p>
      <text:p text:style-name="Code"><text:s text:c="3"/>13 <text:s text:c="2"/>680 <text:s text:c="4"/>2100 <text:s text:c="3"/>250 <text:s text:c="4"/>875</text:p>
      <text:p text:style-name="Code"><text:s text:c="3"/>14 <text:s text:c="2"/>802 <text:s text:c="4"/>2380 <text:s text:c="3"/>0 <text:s text:c="6"/>875</text:p>
      <text:p text:style-name="Code"><text:s text:c="3"/>15 <text:s text:c="2"/>833 <text:s text:c="4"/>2380 <text:s text:c="3"/>250 <text:s text:c="4"/>875</text:p>
      <text:p text:style-name="Code"><text:s text:c="3"/>16 <text:s text:c="2"/>895 <text:s text:c="4"/>2380 <text:s text:c="3"/>0 <text:s text:c="6"/>1000</text:p>
      <text:p text:style-name="Code"><text:s text:c="3"/>17 <text:s text:c="2"/>958 <text:s text:c="4"/>2620 <text:s text:c="3"/>0 <text:s text:c="6"/>1000</text:p>
      <text:p text:style-name="Code"><text:s text:c="3"/>18 <text:s text:c="2"/>991 <text:s text:c="4"/>2620 <text:s text:c="3"/>0 <text:s text:c="6"/>1000</text:p>
      <text:p text:style-name="Code"><text:s text:c="3"/>19 <text:s text:c="2"/>1052 <text:s text:c="3"/>2620 <text:s text:c="3"/>250 <text:s text:c="4"/>1125</text:p>
      <text:p text:style-name="Code">'''</text:p>
      <text:p text:style-name="Code"># Other variables needed</text:p>
      <text:p text:style-name="Code">Δ = 700 <text:s text:c="4"/># Height of normal sockets above block</text:p>
      <text:p text:style-name="Code">H = 2000 <text:s text:c="3"/># Height of block (not used, but documents the design)</text:p>
      <text:p text:style-name="Code">a = 200 <text:s text:c="4"/># Distance from bottom of longest hole to block bottom</text:p>
      <text:p text:style-name="Code">project = "Snap-On 3/8 drive 6 point deep impact socket set 6 Mar 2020"</text:p>
      <text:p text:style-name="Code_20_end">edge_offset = 250 <text:s text:c="2"/># Distance from block edge to first hole's nearest edge</text:p>
      <text:p text:style-name="Text_20_body">the script produced the following output:</text:p>
      <text:p text:style-name="Code">Socket block design (dimensions in inches)</text:p>
      <text:p text:style-name="Code"><text:s text:c="2"/>Project: <text:s/>Snap-On 3/8 drive 6 point deep impact socket set 6 Mar 2020</text:p>
      <text:p text:style-name="Code"><text:s text:c="2"/>Variables:</text:p>
      <text:p text:style-name="Code"><text:s text:c="4"/>Δ = 0.7 = height of normal sockets above block</text:p>
      <text:p text:style-name="Code"><text:s text:c="4"/>H = 2.0 = height of block (not used, but documents the design)</text:p>
      <text:p text:style-name="Code"><text:s text:c="4"/>a = 0.2 = distance from bottom of longest hole to block bottom</text:p>
      <text:p text:style-name="Code"><text:s text:c="4"/>b = 0.2 = distance between hole edges</text:p>
      <text:p text:style-name="Code"/>
      <text:p text:style-name="Code">Output:</text:p>
      <text:p text:style-name="Code"><text:s text:c="4"/>x = distance of hole center from edge of block</text:p>
      <text:p text:style-name="Code"><text:s text:c="4"/>Δx = distance from previous hole center</text:p>
      <text:p text:style-name="Code"><text:s text:c="12"/></text:p>
      <text:p text:style-name="Code"><text:s text:c="36"/>Drill <text:s text:c="3"/>Drill</text:p>
      <text:p text:style-name="Code"><text:s text:c="2"/>Socket <text:s text:c="8"/>x <text:s text:c="9"/>Δx <text:s text:c="5"/>depth <text:s text:c="2"/>Diameter</text:p>
      <text:p text:style-name="Code">---------- <text:s text:c="3"/>------- <text:s text:c="3"/>------- <text:s text:c="3"/>----- <text:s text:c="2"/>--------</text:p>
      <text:p text:style-name="Code"><text:s text:c="4"/>9 <text:s text:c="10"/>0.62 <text:s text:c="6"/>0.62 <text:s text:c="5"/>1.40 <text:s text:c="4"/>0.750 </text:p>
      <text:p text:style-name="Code"><text:s text:c="4"/>10 <text:s text:c="9"/>1.57 <text:s text:c="6"/>0.95 <text:s text:c="5"/>1.15 <text:s text:c="4"/>0.750 </text:p>
      <text:p text:style-name="Code"><text:s text:c="4"/>11 <text:s text:c="9"/>2.52 <text:s text:c="6"/>0.95 <text:s text:c="5"/>1.40 <text:s text:c="4"/>0.750 </text:p>
      <text:p text:style-name="Code"><text:s text:c="4"/>12 <text:s text:c="9"/>3.47 <text:s text:c="6"/>0.95 <text:s text:c="5"/>1.40 <text:s text:c="4"/>0.750 </text:p>
      <text:p text:style-name="Code"><text:s text:c="4"/>13 <text:s text:c="9"/>4.49 <text:s text:c="6"/>1.01 <text:s text:c="5"/>1.15 <text:s text:c="4"/>0.875 </text:p>
      <text:p text:style-name="Code"><text:s text:c="4"/>14 <text:s text:c="9"/>5.56 <text:s text:c="6"/>1.08 <text:s text:c="5"/>1.68 <text:s text:c="4"/>0.875 </text:p>
      <text:p text:style-name="Code"><text:s text:c="4"/>15 <text:s text:c="9"/>6.64 <text:s text:c="6"/>1.08 <text:s text:c="5"/>1.43 <text:s text:c="4"/>0.875 </text:p>
      <text:p text:style-name="Code"><text:s text:c="4"/>16 <text:s text:c="9"/>7.78 <text:s text:c="6"/>1.14 <text:s text:c="5"/>1.68 <text:s text:c="4"/>1.000 </text:p>
      <text:p text:style-name="Code"><text:s text:c="4"/>17 <text:s text:c="9"/>8.97 <text:s text:c="6"/>1.20 <text:s text:c="5"/>1.92 <text:s text:c="4"/>1.000 </text:p>
      <text:p text:style-name="Code"><text:s text:c="4"/>18 <text:s text:c="8"/>10.17 <text:s text:c="6"/>1.20 <text:s text:c="5"/>1.92 <text:s text:c="4"/>1.000 </text:p>
      <text:p text:style-name="Code"><text:s text:c="4"/>19 <text:s text:c="8"/>11.44 <text:s text:c="6"/>1.26 <text:s text:c="5"/>1.67 <text:s text:c="4"/>1.125 </text:p>
      <text:h text:style-name="Heading_20_2" text:outline-level="2">Making the block</text:h>
      <text:p text:style-name="Text_20_body">The block shown in <text:sequence-ref text:reference-format="text" text:ref-name="refFigure0">Figure 1</text:sequence-ref> was made from a scrap 2x4 that had been laying out in the yard since last summer. <text:s/>I laid out the holes manually before writing this script (I've made a number of these blocks over the years and always wanted a script to do the calculational work for me to help avoid errors). <text:s/>After locating the hole centers, I drew the hole diameter in pencil with a compass to verify the layout was reasonable. <text:s/>This edge with the pencil writing was ripped off on the table saw when I was finished, so I was free to write notes on it with the hole depths next to each hole. <text:s/>I rounded off the edges with a roundover bit then sprayed the block with a clear acrylic fini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333366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1" meta:object-count="1" meta:page-count="2" meta:paragraph-count="57" meta:word-count="732" meta:character-count="4363"/>
    <meta:template xlink:type="simple" xlink:actuate="onRequest" xlink:title="Normal" xlink:href="../Normal.ott" meta:date="2014-12-28T08:19:31.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Magenta_20_line">
      <style:graphic-properties draw:textarea-horizontal-align="center" draw:textarea-vertical-align="middle"/>
    </style:style>
    <style:style style:name="gr2" style:family="graphic" style:parent-style-name="Blue_20_line">
      <style:graphic-properties draw:textarea-horizontal-align="center" draw:textarea-vertical-align="middle"/>
    </style:style>
    <style:style style:name="gr3" style:family="graphic" style:parent-style-name="White_2c__20_transparent">
      <style:graphic-properties draw:textarea-horizontal-align="center" draw:textarea-vertical-align="middle"/>
    </style:style>
    <style:style style:name="gr4" style:family="graphic" style:parent-style-name="measure" style:list-style-name="L1">
      <style:graphic-properties draw:textarea-horizontal-align="center" draw:textarea-vertical-align="middle" draw:line-distance="0.8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18cm"/>
    </style:style>
    <style:style style:name="gr6" style:family="graphic" style:parent-style-name="Dimension_2c__20_vertical">
      <style:graphic-properties draw:line-distance="1.408cm"/>
    </style:style>
    <style:style style:name="gr7" style:family="graphic" style:parent-style-name="Dimension_2c__20_vertical">
      <style:graphic-properties draw:line-distance="0.515cm"/>
    </style:style>
    <style:style style:name="gr8" style:family="graphic" style:parent-style-name="Dimension_2c__20_vertical">
      <style:graphic-properties draw:stroke="none" svg:stroke-color="#000000" draw:fill="none" draw:fill-color="#ffffff" draw:textarea-horizontal-align="left" draw:auto-grow-height="true" draw:auto-grow-width="true" fo:min-height="0.437cm" fo:min-width="2.445cm"/>
    </style:style>
    <style:style style:name="gr9" style:family="graphic" style:parent-style-name="Dimension_2c__20_vertical">
      <style:graphic-properties draw:stroke="none" svg:stroke-color="#000000" draw:fill="none" draw:fill-color="#ffffff" draw:textarea-horizontal-align="left" draw:auto-grow-height="true" draw:auto-grow-width="true" fo:min-height="0.437cm" fo:min-width="2.4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03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0.841cm" svg:height="3.086cm" svg:x="7.289cm" svg:y="6.788cm">
          <text:p/>
        </draw:rect>
        <draw:rect draw:style-name="gr2" draw:layer="layout" svg:width="0.841cm" svg:height="2.652cm" svg:x="13.088cm" svg:y="7.222cm">
          <text:p/>
        </draw:rect>
        <draw:rect draw:style-name="gr3" draw:layer="layout" svg:width="11.858cm" svg:height="2.448cm" svg:x="2.657cm" svg:y="7.961cm">
          <text:p/>
        </draw:rect>
        <draw:g>
          <draw:measure draw:style-name="gr4" draw:text-style-name="P1" draw:layer="measurelines" svg:x1="13.929cm" svg:y1="9.874cm" svg:x2="13.929cm" svg:y2="10.409cm">
            <text:p text:style-name="P1"><text:span text:style-name="T1"><text:s/></text:span></text:p>
          </draw:measure>
          <draw:frame draw:style-name="gr5" draw:layer="layout" svg:width="0.218cm" svg:height="0.437cm" svg:x="14.94cm" svg:y="9.95cm">
            <draw:text-box>
              <text:p>a</text:p>
            </draw:text-box>
          </draw:frame>
          <draw:measure draw:style-name="Dimension_2c__20_vertical" draw:layer="measurelines" svg:x1="14.336cm" svg:y1="7.222cm" svg:x2="14.336cm" svg:y2="7.961cm">
            <text:p><text:span text:style-name="T2"><text:s/></text:span><text:span text:style-name="T2">Δ</text:span></text:p>
          </draw:measure>
          <draw:measure draw:style-name="gr6" draw:layer="measurelines" svg:x1="13.088cm" svg:y1="9.874cm" svg:x2="13.088cm" svg:y2="7.222cm">
            <text:p>S</text:p>
          </draw:measure>
          <draw:measure draw:style-name="gr7" draw:layer="measurelines" svg:x1="13.088cm" svg:y1="9.874cm" svg:x2="13.088cm" svg:y2="7.961cm">
            <text:p>h</text:p>
          </draw:measure>
          <draw:measure draw:style-name="Dimension_2c__20_vertical" draw:layer="measurelines" svg:x1="10.797cm" svg:y1="10.409cm" svg:x2="10.797cm" svg:y2="7.961cm">
            <text:p>H</text:p>
          </draw:measure>
          <draw:line draw:style-name="Centerline" draw:layer="layout" svg:x1="13.724cm" svg:y1="9.874cm" svg:x2="7.018cm" svg:y2="9.874cm">
            <text:p/>
          </draw:line>
          <draw:measure draw:style-name="Dimension_2c__20_vertical" draw:layer="layout" svg:x1="7.228cm" svg:y1="7.224cm" svg:x2="7.228cm" svg:y2="6.788cm">
            <text:p>z </text:p>
          </draw:measure>
        </draw:g>
        <draw:line draw:style-name="Centerline" draw:layer="layout" svg:x1="15.101cm" svg:y1="7.224cm" svg:x2="7.171cm" svg:y2="7.224cm">
          <text:p/>
        </draw:line>
        <draw:frame draw:style-name="gr8" draw:layer="layout" svg:width="2.445cm" svg:height="0.437cm" svg:x="6.517cm" svg:y="5.916cm">
          <draw:text-box>
            <text:p>Special height</text:p>
          </draw:text-box>
        </draw:frame>
        <draw:frame draw:style-name="gr9" draw:layer="layout" svg:width="2.428cm" svg:height="0.437cm" svg:x="12.318cm" svg:y="6.417cm">
          <draw:text-box>
            <text:p>Normal height</text:p>
          </draw:text-box>
        </draw:frame>
        <draw:frame draw:style-name="gr10" draw:layer="layout" svg:width="2.034cm" svg:height="0.437cm" svg:x="4.042cm" svg:y="8.769cm">
          <draw:text-box>
            <text:p>h = S - <text:span text:style-name="T2">Δ</text:span><text:span text:style-name="T3"> - z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width="0.1cm" svg:stroke-color="#0000ff" draw:marker-start-width="0.35cm" draw:marker-end-width="0.35cm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width="0.1cm" svg:stroke-color="#bf008f" draw:marker-start-width="0.35cm" draw:marker-end-width="0.35cm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  <style:style style:name="White_2c__20_transparent" style:display-name="White, transparent" style:family="graphic" style:parent-style-name="Filled">
      <style:graphic-properties draw:opacity="70%" draw:shadow-opacity="70%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